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tos" svg:font-family="Aptos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4.27cm"/>
    </style:style>
    <style:style style:name="Tabelle1.C" style:family="table-column">
      <style:table-column-properties style:column-width="4.219cm"/>
    </style:style>
    <style:style style:name="Tabelle1.D" style:family="table-column">
      <style:table-column-properties style:column-width="4.24cm"/>
    </style:style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ptos" fo:font-size="11pt" fo:letter-spacing="normal" fo:font-style="normal" style:text-underline-style="solid" style:text-underline-width="auto" style:text-underline-color="font-color" fo:font-weight="bold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ptos" fo:font-size="11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22222" fo:letter-spacing="normal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22222" style:text-line-through-style="none" fo:letter-spacing="normal" style:text-underline-style="none" style:text-blinking="false"/>
    </style:style>
    <style:style style:name="P5" style:family="paragraph" style:parent-style-name="Table_20_Contents">
      <style:paragraph-properties fo:margin-left="0cm" fo:margin-right="0cm" fo:margin-top="0cm" fo:margin-bottom="0cm" fo:text-indent="0cm" style:auto-text-indent="false" fo:padding-left="0.191cm" fo:padding-right="0.191cm" fo:padding-top="0.049cm" fo:padding-bottom="0.049cm" fo:border="0.035cm solid #000000"/>
      <style:text-properties style:font-name="Aptos" fo:font-size="11pt"/>
    </style:style>
    <style:style style:name="P6" style:family="paragraph" style:parent-style-name="Table_20_Contents">
      <style:paragraph-properties fo:margin-left="0cm" fo:margin-right="0cm" fo:margin-top="0cm" fo:margin-bottom="0cm" fo:text-indent="0cm" style:auto-text-indent="false" fo:padding-left="0cm" fo:padding-right="0.191cm" fo:padding-top="0.049cm" fo:padding-bottom="0.049cm" fo:border-left="none" fo:border-right="0.035cm solid #000000" fo:border-top="0.035cm solid #000000" fo:border-bottom="0.035cm solid #000000"/>
      <style:text-properties style:font-name="Aptos" fo:font-size="11pt"/>
    </style:style>
    <style:style style:name="P7" style:family="paragraph" style:parent-style-name="Table_20_Contents">
      <style:paragraph-properties fo:margin-left="0cm" fo:margin-right="0cm" fo:margin-top="0cm" fo:margin-bottom="0cm" fo:text-indent="0cm" style:auto-text-indent="false" fo:padding-left="0.191cm" fo:padding-right="0.191cm" fo:padding-top="0cm" fo:padding-bottom="0.049cm" fo:border-left="0.035cm solid #000000" fo:border-right="0.035cm solid #000000" fo:border-top="none" fo:border-bottom="0.035cm solid #000000"/>
    </style:style>
    <style:style style:name="P8" style:family="paragraph" style:parent-style-name="Table_20_Contents">
      <style:paragraph-properties fo:margin-left="0cm" fo:margin-right="0cm" fo:margin-top="0cm" fo:margin-bottom="0cm" fo:text-indent="0cm" style:auto-text-indent="false" fo:padding-left="0.191cm" fo:padding-right="0.191cm" fo:padding-top="0cm" fo:padding-bottom="0.049cm" fo:border-left="0.035cm solid #000000" fo:border-right="0.035cm solid #000000" fo:border-top="none" fo:border-bottom="0.035cm solid #000000"/>
      <style:text-properties style:font-name="Aptos" fo:font-size="11pt"/>
    </style:style>
    <style:style style:name="P9" style:family="paragraph" style:parent-style-name="Table_20_Contents">
      <style:paragraph-properties fo:margin-left="0cm" fo:margin-right="0cm" fo:margin-top="0cm" fo:margin-bottom="0cm" fo:text-indent="0cm" style:auto-text-indent="false" fo:padding-left="0cm" fo:padding-right="0.191cm" fo:padding-top="0cm" fo:padding-bottom="0.049cm" fo:border-left="none" fo:border-right="0.035cm solid #000000" fo:border-top="none" fo:border-bottom="0.035cm solid #000000"/>
    </style:style>
    <style:style style:name="P10" style:family="paragraph" style:parent-style-name="Table_20_Contents">
      <style:paragraph-properties fo:margin-left="0cm" fo:margin-right="0cm" fo:margin-top="0cm" fo:margin-bottom="0cm" fo:text-indent="0cm" style:auto-text-indent="false" fo:padding-left="0cm" fo:padding-right="0.191cm" fo:padding-top="0cm" fo:padding-bottom="0.049cm" fo:border-left="none" fo:border-right="0.035cm solid #000000" fo:border-top="none" fo:border-bottom="0.035cm solid #000000"/>
      <style:text-properties style:font-name="Aptos" fo:font-size="11pt"/>
    </style:style>
    <style:style style:name="P11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ptos" fo:font-size="11pt" fo:letter-spacing="normal" fo:font-style="normal" style:text-underline-style="solid" style:text-underline-width="auto" style:text-underline-color="font-color" fo:font-weight="bold"/>
    </style:style>
    <style:style style:name="P12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ptos" fo:font-size="11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einer Fahrt</text:p>
      <text:p text:style-name="P3"> </text:p>
      <text:p text:style-name="P2">YellowFox hat am 2. Juli 2023 eine Fahrt aufgezeichnet. Diese soll ausgewertet werden. Ein vereinfachtes Rohdaten-Set zu dieser Fahrt findest Du im Anhang "drive.json". Die Fahrt besteht aus 15 Ortungspunkten, die Jeweils einen Zeitpunkt("time") und die zugehörige Geokoordinate(„latitude“ und „longitude“) beinhalten.</text:p>
      <text:p text:style-name="P1"><text:line-break/>Aufgabe:</text:p>
      <text:p text:style-name="P4"> </text:p>
      <text:p text:style-name="P2">Bitte schreibe ein kleines PHP-Skript um das Rohdaten-Set("drive.json") auszuwerten. Nutze bitte nach Möglichkeiten OOP und vermeide den Einsatz von Frameworks:</text:p>
      <text:list xml:id="list6173907636455943532" text:style-name="L1">
        <text:list-item>
          <text:p text:style-name="P12">Ermitteln Sie Die Fahrzeit in Sekunden zwischen erstem und letztem Ortungsdatensatz</text:p>
        </text:list-item>
        <text:list-item>
          <text:p text:style-name="P12">Berechnen Sie Anhand der vorhanden Geokoordinaten die zurückgelegte Distanz(Luftlinie) in Kilometer(km) mit 2 Nachkommastellen (Tipp: zum Beispiel „Haversine Formel“)</text:p>
        </text:list-item>
        <text:list-item>
          <text:p text:style-name="P12">Schreiben Sie eine kleine Funktion, die die berechneten Werte aus Schritt 1 und 2 mittels einem INSERT SQL-Statement in eine Datenbanktabelle „trips“ schreibt. Der Tabellenaufbau folgt exemplarisch unten:</text:p>
        </text:list-item>
      </text:list>
      <text:p text:style-name="P3"> </text:p>
      <text:p text:style-name="P3"> </text:p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>
          <table:table-cell office:value-type="string">
            <text:p text:style-name="P5">Starttime (datetime)</text:p>
          </table:table-cell>
          <table:table-cell office:value-type="string">
            <text:p text:style-name="P6">Endtime (datetime)</text:p>
          </table:table-cell>
          <table:table-cell office:value-type="string">
            <text:p text:style-name="P6">Duration (int)</text:p>
          </table:table-cell>
          <table:table-cell office:value-type="string">
            <text:p text:style-name="P6">Distance (float)</text:p>
          </table:table-cell>
        </table:table-row>
        <table:table-row>
          <table:table-cell office:value-type="string">
            <text:p text:style-name="P8">2023-07-01 08:00</text:p>
          </table:table-cell>
          <table:table-cell office:value-type="string">
            <text:p text:style-name="P10">2023-07-01 09:00</text:p>
          </table:table-cell>
          <table:table-cell office:value-type="string">
            <text:p text:style-name="P10">3600</text:p>
          </table:table-cell>
          <table:table-cell office:value-type="string">
            <text:p text:style-name="P10">85,25</text:p>
          </table:table-cell>
        </table:table-row>
        <table:table-row>
          <table:table-cell office:value-type="string">
            <text:p text:style-name="P8">2023-07-01 15:15</text:p>
          </table:table-cell>
          <table:table-cell office:value-type="string">
            <text:p text:style-name="P10">2023-07-01 15:30</text:p>
          </table:table-cell>
          <table:table-cell office:value-type="string">
            <text:p text:style-name="P10">900</text:p>
          </table:table-cell>
          <table:table-cell office:value-type="string">
            <text:p text:style-name="P10">7,20</text:p>
          </table:table-cell>
        </table:table-row>
        <table:table-row>
          <table:table-cell office:value-type="string">
            <text:p text:style-name="P7"> </text:p>
          </table:table-cell>
          <table:table-cell office:value-type="string">
            <text:p text:style-name="P9"> </text:p>
          </table:table-cell>
          <table:table-cell office:value-type="string">
            <text:p text:style-name="P9"> </text:p>
          </table:table-cell>
          <table:table-cell office:value-type="string">
            <text:p text:style-name="P9"> </text:p>
          </table:table-cell>
        </table:table-row>
      </table:table>
      <text:p text:style-name="Text_20_body"><text:line-break/><text:span text:style-name="T2">Datensatz:</text:span><text:line-break/><text:line-break/>[</text:p>
      <text:p text:style-name="Text_20_body"><text:s/>{ "time":"2023-07-02 14:00:23", "latitude":"51.0722", "longitude":"13.66656" }, </text:p>
      <text:p text:style-name="Text_20_body"><text:s/>{ "time":"2023-07-02 14:01:22", "latitude":"51.07151", "longitude":"13.65" },</text:p>
      <text:p text:style-name="Text_20_body"><text:s/>{ "time":"2023-07-02 14:02:22", "latitude":"51.06935", "longitude":"13.63374" },</text:p>
      <text:p text:style-name="Text_20_body"><text:s/>{ "time":"2023-07-02 14:03:22", "latitude":"51.06527", "longitude":"13.61582" },</text:p>
      <text:p text:style-name="Text_20_body"><text:s/>{ "time":"2023-07-02 14:04:22", "latitude":"51.06254", "longitude":"13.59617" },</text:p>
      <text:p text:style-name="Text_20_body"><text:s/>{ "time":"2023-07-02 14:05:22", "latitude":"51.06199", "longitude":"13.57623" },</text:p>
      <text:p text:style-name="Text_20_body"><text:s/>{ "time":"2023-07-02 14:06:22", "latitude":"51.06165", "longitude":"13.5563" },</text:p>
      <text:p text:style-name="Text_20_body"><text:s/>{ "time":"2023-07-02 14:07:23", "latitude":"51.06103", "longitude":"13.53609" },</text:p>
      <text:p text:style-name="Text_20_body"><text:s/>{ "time":"2023-07-02 14:08:23", "latitude":"51.06086", "longitude":"13.51628" },</text:p>
      <text:p text:style-name="Text_20_body"><text:s/>{ "time":"2023-07-02 14:09:23", "latitude":"51.06026", "longitude":"13.49686" },</text:p>
      <text:p text:style-name="Text_20_body"><text:s/>{ "time":"2023-07-02 14:10:22", "latitude":"51.05951", "longitude":"13.47707" },</text:p>
      <text:p text:style-name="Text_20_body"><text:s/>{ "time":"2023-07-02 14:11:22", "latitude":"51.06066", "longitude":"13.45665" },</text:p>
      <text:p text:style-name="Text_20_body"><text:s/>{ "time":"2023-07-02 14:12:23", "latitude":"51.05796", "longitude":"13.43266" },</text:p>
      <text:p text:style-name="Text_20_body"><text:s/>{ "time":"2023-07-02 14:13:23", "latitude":"51.06041", "longitude":"13.40762" },</text:p>
      <text:p text:style-name="Text_20_body"><text:s/>{ "time":"2023-07-02 14:14:22", "latitude":"51.05899", "longitude":"13.38296" }</text:p>
      <text:p text:style-name="Text_20_body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tos" svg:font-family="Aptos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7T15:27:18.84</meta:creation-date>
    <dc:date>2024-10-18T11:07:06.68</dc:date>
    <meta:editing-duration>PT39M46S</meta:editing-duration>
    <meta:editing-cycles>6</meta:editing-cycles>
    <meta:generator>OpenOffice/4.1.15$Win32 OpenOffice.org_project/4115m2$Build-9813</meta:generator>
    <meta:document-statistic meta:table-count="1" meta:image-count="0" meta:object-count="0" meta:page-count="1" meta:paragraph-count="44" meta:word-count="239" meta:character-count="2346"/>
  </office:meta>
</office:document-meta>
</file>